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text-emphasize="none"/>
    </style:style>
    <style:style style:name="P3" style:family="paragraph" style:parent-style-name="Standard">
      <style:paragraph-properties style:writing-mode="lr-tb"/>
      <style:text-properties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text-emphasize="none"/>
    </style:style>
    <style:style style:name="T1" style:family="text"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text-emphasize="none"/>
    </style:style>
    <style:style style:name="T2" style:family="text"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3" style:family="text">
      <style:text-properties style:use-window-font-color="true" loext:opacity="0%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text-emphasize="none"/>
    </style:style>
    <style:style style:name="T4" style:family="text">
      <style:text-properties style:use-window-font-color="true" loext:opacity="0%" style:text-outline="false" style:text-line-through-style="none" style:text-line-through-type="none" style:font-name="Times New Roman" fo:font-size="22pt" fo:font-style="italic" fo:text-shadow="none" style:text-underline-style="none" fo:font-weight="bold" style:font-size-asian="22pt" style:font-style-asian="italic" style:font-weight-asian="bold" style:text-emphasize="none"/>
    </style:style>
    <style:style style:name="T5" style:family="text">
      <style:text-properties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text-emphasize="none"/>
    </style:style>
    <style:style style:name="T6" style:family="text">
      <style:text-properties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7" style:family="text">
      <style:text-properties style:use-window-font-color="true" loext:opacity="0%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8" style:family="text">
      <style:text-properties style:use-window-font-color="true" loext:opacity="0%" style:text-outline="false" style:text-line-through-style="none" style:text-line-through-type="none" style:text-position="33% 100%" style:font-name="Times New Roman" fo:font-size="12pt" fo:font-style="normal" fo:text-shadow="none" style:text-underline-style="none" fo:font-weight="bold" style:font-size-asian="12pt" style:font-style-asian="normal" style:font-weight-asian="bold" style:text-emphasize="none"/>
    </style:style>
    <style:style style:name="T9" style:family="text">
      <style:text-properties style:use-window-font-color="true" loext:opacity="0%" style:text-outline="false" style:text-line-through-style="none" style:text-line-through-type="none" style:text-position="58% 100%" style:font-name="Times New Roman" fo:font-size="12pt" fo:font-style="normal" fo:text-shadow="none" style:text-underline-style="none" fo:font-weight="bold" style:font-size-asian="12pt" style:font-style-asian="normal" style:font-weight-asian="bold" style:text-emphasize="none"/>
    </style:style>
    <style:style style:name="T10" style:family="text">
      <style:text-properties style:use-window-font-color="true" loext:opacity="0%" style:text-outline="false" style:text-line-through-style="none" style:text-line-through-type="none" style:text-position="58% 100%" style:font-name="Times New Roman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11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text-emphasize="none"/>
    </style:style>
    <style:style style:name="T12" style:family="text">
      <style:text-properties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2"><text:span text:style-name="T3">Social information use for spatial decision in </text:span><text:span text:style-name="T4">Zootoca vivipara</text:span></text:p>
      <text:p text:style-name="P1" loext:marker-style-name="T12"/>
      <text:p text:style-name="Standard"/>
      <text:p text:style-name="Standard"/>
      <text:p text:style-name="Standard"/>
      <text:p text:style-name="P1" loext:marker-style-name="T11"><text:span text:style-name="T1">Index:</text:span></text:p>
      <text:p text:style-name="P2" loext:marker-style-name="T11"/>
      <text:p text:style-name="P1" loext:marker-style-name="T11"><text:span text:style-name="T2">- ”</text:span><text:span text:style-name="T1">ID_IND</text:span><text:span text:style-name="T2">”: identification number of all neonates used during our experiments</text:span></text:p>
      <text:p text:style-name="P2" loext:marker-style-name="T11"/>
      <text:p text:style-name="P1" loext:marker-style-name="T11"><text:span text:style-name="T2">- “</text:span><text:span text:style-name="T1">BIRTH_DATE</text:span><text:span text:style-name="T2">”: date of the birth of each used neonate</text:span></text:p>
      <text:p text:style-name="P2" loext:marker-style-name="T11"/>
      <text:p text:style-name="P1" loext:marker-style-name="T11"><text:span text:style-name="T2">- “</text:span><text:span text:style-name="T1">SEX</text:span><text:span text:style-name="T2">”: sex of each used neonate</text:span></text:p>
      <text:p text:style-name="P2" loext:marker-style-name="T11"/>
      <text:p text:style-name="P1" loext:marker-style-name="T11"><text:span text:style-name="T2">- “</text:span><text:span text:style-name="T1">SVL_IND</text:span><text:span text:style-name="T2">”: snout-to-vent length of each used neonate (in mm)</text:span></text:p>
      <text:p text:style-name="P2" loext:marker-style-name="T11"/>
      <text:p text:style-name="P1" loext:marker-style-name="T11"><text:span text:style-name="T2">- “</text:span><text:span text:style-name="T1">M_IND</text:span><text:span text:style-name="T2">”: mass of each used neonate (in g)</text:span></text:p>
      <text:p text:style-name="P2" loext:marker-style-name="T11"/>
      <text:p text:style-name="P1" loext:marker-style-name="T11"><text:span text:style-name="T2">- “</text:span><text:span text:style-name="T1">ID_MOTHERS</text:span><text:span text:style-name="T2">”: identification number of the mothers of all used neonates </text:span></text:p>
      <text:p text:style-name="P2" loext:marker-style-name="T11"/>
      <text:p text:style-name="P1" loext:marker-style-name="T11"><text:span text:style-name="T2">- “</text:span><text:span text:style-name="T1">CAPT_DATE</text:span><text:span text:style-name="T2">”: capture date for each used mother</text:span></text:p>
      <text:p text:style-name="P2" loext:marker-style-name="T11"/>
      <text:p text:style-name="P1" loext:marker-style-name="T11"><text:span text:style-name="T2">- “</text:span><text:span text:style-name="T1">POP</text:span><text:span text:style-name="T2">”: population of origin (acronyms) of each used mother</text:span></text:p>
      <text:p text:style-name="P2" loext:marker-style-name="T11"/>
      <text:p text:style-name="P1" loext:marker-style-name="T11"><text:span text:style-name="T2">- “</text:span><text:span text:style-name="T1">SVL_MOTHERS</text:span><text:span text:style-name="T2">”: snout-to-vent length of each used mother (in mm)</text:span></text:p>
      <text:p text:style-name="P2" loext:marker-style-name="T11"/>
      <text:p text:style-name="P1" loext:marker-style-name="T11"><text:span text:style-name="T2">- “</text:span><text:span text:style-name="T1">M_MOTHERS</text:span><text:span text:style-name="T2">”: mass of each used mother (in g)</text:span></text:p>
      <text:p text:style-name="P2" loext:marker-style-name="T11"/>
      <text:p text:style-name="P1" loext:marker-style-name="T11"><text:span text:style-name="T2">- “</text:span><text:span text:style-name="T1">EXP_DATE</text:span><text:span text:style-name="T2">”: date of each experimental replicate</text:span></text:p>
      <text:p text:style-name="P2" loext:marker-style-name="T11"/>
      <text:p text:style-name="P1" loext:marker-style-name="T11"><text:span text:style-name="T2">- “</text:span><text:span text:style-name="T1">EXP_ID</text:span><text:span text:style-name="T2">”: daily identification number of each experimental replicate</text:span></text:p>
      <text:p text:style-name="P2" loext:marker-style-name="T11"/>
      <text:p text:style-name="P1" loext:marker-style-name="T11"><text:span text:style-name="T2">- “</text:span><text:span text:style-name="T1">H_BEGIN</text:span><text:span text:style-name="T2">”: starting time of each experimental replicate</text:span></text:p>
      <text:p text:style-name="P2" loext:marker-style-name="T11"/>
      <text:p text:style-name="P1" loext:marker-style-name="T11"><text:span text:style-name="T2">- “</text:span><text:span text:style-name="T1">H_END</text:span><text:span text:style-name="T2">”: ending time of each experimental replicate</text:span></text:p>
      <text:p text:style-name="P2" loext:marker-style-name="T11"/>
      <text:p text:style-name="P1" loext:marker-style-name="T11"><text:span text:style-name="T2">- “</text:span><text:span text:style-name="T1">ROLE</text:span><text:span text:style-name="T2">”: role attributed to each neonate (“F:” focal individual / “LI”: informants arriving by the left side / “RI”: informants arriving by the right side)</text:span></text:p>
      <text:p text:style-name="P2" loext:marker-style-name="T11"/>
      <text:p text:style-name="P1" loext:marker-style-name="T11"><text:span text:style-name="T2">- “</text:span><text:span text:style-name="T1">FED</text:span><text:span text:style-name="T2">”: feeding or not the individual (“0”: no feeding / “1”: three crickets presented to the individual)</text:span></text:p>
      <text:p text:style-name="P2" loext:marker-style-name="T11"/>
      <text:p text:style-name="P1" loext:marker-style-name="T11"><text:span text:style-name="T2">- “</text:span><text:span text:style-name="T1">EATEN_CRICKETS</text:span><text:span text:style-name="T2">”: for fed individuals, the number of actually eaten crickets (0 to 3)</text:span></text:p>
      <text:p text:style-name="P2" loext:marker-style-name="T11"/>
      <text:p text:style-name="P1" loext:marker-style-name="T11"><text:span text:style-name="T2">- ”</text:span><text:span text:style-name="T1">CHOICE</text:span><text:span text:style-name="T2">”: for focal individuals, relocation choice after the confrontation with informants (“none”: the focal individual stayed in its home terrarium /</text:span></text:p>
      <text:p text:style-name="P1" loext:marker-style-name="T11"><text:span text:style-name="T2">“right”: the focal individual relocated to the right / “left”: the focal individual relocated to the left)</text:span><text:span text:style-name="T1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4T10:10:24.261000000</meta:creation-date>
    <dc:date>2024-09-04T10:12:04.264000000</dc:date>
    <meta:editing-duration>PT1M40S</meta:editing-duration>
    <meta:editing-cycles>1</meta:editing-cycles>
    <meta:document-statistic meta:table-count="0" meta:image-count="0" meta:object-count="0" meta:page-count="1" meta:paragraph-count="21" meta:word-count="234" meta:character-count="1468" meta:non-whitespace-character-count="1254"/>
    <meta:generator>LibreOffice/24.2.4.2$Windows_X86_64 LibreOffice_project/51a6219feb6075d9a4c46691dcfe0cd9c4fff3c2</meta:generator>
  </office:meta>
</office:document-meta>
</file>